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1016" table:default-cell-style-name="Default"/>
        <table:table-row table:style-name="ro1">
          <table:table-cell office:value-type="string" calcext:value-type="string">
            <text:p>Ferris Saxon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table:style-name="ce3" office:value-type="string" calcext:value-type="string">
            <text:p>minutesRemaining</text:p>
          </table:table-cell>
          <table:table-cell table:style-name="ce3" office:value-type="string" calcext:value-type="string">
            <text:p>secondsRemaining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pponentScore</text:p>
          </table:table-cell>
          <table:table-cell table:style-name="ce1" office:value-type="string" calcext:value-type="string">
            <text:p>opponentName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tocum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h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arm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bertson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Gix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bertson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bertson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arda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oh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oh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ck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arda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Harda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ardan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Hardan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s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tocum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oh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oh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Harmon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Stocum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tocum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sh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hil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hil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tocum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Gix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ahil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Gix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Stocum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Oenning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Stocum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tocum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poh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Stocum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Stocum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poh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uck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Vic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ahil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hil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Oenning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Coulter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Coulter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ertso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Gix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pohr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pohr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Oenning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tocum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on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on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Coulter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Coulter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obertso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tocum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lema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obertso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obertso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ieb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bertso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obertso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ee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ee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Hieb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Hieb</text:p>
          </table:table-cell>
          <table:table-cell table:number-columns-repeated="1016"/>
        </table:table-row>
        <table:table-row table:style-name="ro1" table:number-rows-repeated="104848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07:27:41.5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7M18S</meta:editing-duration>
    <meta:editing-cycles>13</meta:editing-cycles>
    <meta:generator>LibreOffice/5.1.5.2$Windows_x86 LibreOffice_project/7a864d8825610a8c07cfc3bc01dd4fce6a9447e5</meta:generator>
    <dc:date>2017-11-25T07:50:09.708000000</dc:date>
    <meta:document-statistic meta:table-count="3" meta:cell-count="413" meta:object-count="0"/>
    <meta:user-defined meta:name="Info 1"/>
    <meta:user-defined meta:name="Info 2"/>
    <meta:user-defined meta:name="Info 3"/>
    <meta:user-defined meta:name="Info 4"/>
  </office:meta>
</office:document-meta>
</file>